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089" officeooo:paragraph-rsid="00107089"/>
    </style:style>
    <style:style style:name="P2" style:family="paragraph" style:parent-style-name="Standard">
      <style:text-properties officeooo:rsid="0013d8c2" officeooo:paragraph-rsid="0013d8c2"/>
    </style:style>
    <style:style style:name="P3" style:family="paragraph" style:parent-style-name="Standard">
      <style:text-properties officeooo:rsid="0013d8c2" officeooo:paragraph-rsid="001a911b"/>
    </style:style>
    <style:style style:name="P4" style:family="paragraph" style:parent-style-name="Standard">
      <style:text-properties officeooo:rsid="0015d617" officeooo:paragraph-rsid="0015d617"/>
    </style:style>
    <style:style style:name="P5" style:family="paragraph" style:parent-style-name="Standard">
      <style:text-properties officeooo:rsid="0016a3f0" officeooo:paragraph-rsid="0016a3f0"/>
    </style:style>
    <style:style style:name="P6" style:family="paragraph" style:parent-style-name="Standard">
      <style:text-properties fo:font-size="16pt" fo:font-weight="bold" officeooo:rsid="00107089" officeooo:paragraph-rsid="00107089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778b7" officeooo:paragraph-rsid="001778b7"/>
    </style:style>
    <style:style style:name="P8" style:family="paragraph" style:parent-style-name="Standard">
      <style:text-properties fo:font-style="normal" officeooo:rsid="00107089" officeooo:paragraph-rsid="00107089" style:font-style-asian="normal" style:font-style-complex="normal"/>
    </style:style>
    <style:style style:name="P9" style:family="paragraph" style:parent-style-name="Standard">
      <style:text-properties fo:font-weight="bold" officeooo:rsid="0015d617" officeooo:paragraph-rsid="00107089" style:font-weight-asian="bold" style:font-weight-complex="bold"/>
    </style:style>
    <style:style style:name="P10" style:family="paragraph" style:parent-style-name="Standard">
      <style:paragraph-properties fo:break-before="page"/>
      <style:text-properties officeooo:rsid="00107089" officeooo:paragraph-rsid="00107089"/>
    </style:style>
    <style:style style:name="P11" style:family="paragraph" style:parent-style-name="Standard">
      <style:text-properties officeooo:rsid="00107089" officeooo:paragraph-rsid="00107089"/>
    </style:style>
    <style:style style:name="P12" style:family="paragraph" style:parent-style-name="Standard">
      <style:text-properties officeooo:rsid="0013d8c2" officeooo:paragraph-rsid="0013d8c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778b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2122"/>
    </style:style>
    <style:style style:name="T6" style:family="text">
      <style:text-properties officeooo:rsid="001ab0f7"/>
    </style:style>
    <style:style style:name="T7" style:family="text">
      <style:text-properties officeooo:rsid="001aed29"/>
    </style:style>
    <style:style style:name="T8" style:family="text">
      <style:text-properties officeooo:rsid="001bd3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nual <text:span text:style-name="T7">for “</text:span>BBCKUP27”<text:span text:style-name="T3"> </text:span><text:span text:style-name="T6">Version </text:span><text:span text:style-name="T8">v</text:span><text:span text:style-name="T6">1.1-1c (release candidate c1)</text:span></text:p>
      <text:p text:style-name="P1">-----</text:p>
      <text:p text:style-name="P1"/>
      <text:p text:style-name="P1">-----</text:p>
      <text:p text:style-name="P2"><text:span text:style-name="T4">AUTHOR</text:span>:</text:p>
      <text:p text:style-name="P2">-----</text:p>
      <text:p text:style-name="P2"><text:tab/>Vera Lo</text:p>
      <text:p text:style-name="P2"/>
      <text:p text:style-name="P2"/>
      <text:p text:style-name="P2">-----</text:p>
      <text:p text:style-name="P2"><text:span text:style-name="T4">AUTHOR E-MAIL</text:span>:</text:p>
      <text:p text:style-name="P2">-----</text:p>
      <text:p text:style-name="P2"><text:tab/><text:span text:style-name="T7">chatblanche767</text:span> &lt;AT&gt; gmail &lt;DOT&gt; com</text:p>
      <text:p text:style-name="P1"/>
      <text:p text:style-name="P1"/>
      <text:p text:style-name="P1">-----</text:p>
      <text:p text:style-name="P2"><text:span text:style-name="T4">AUTHOR GITHUB</text:span>:</text:p>
      <text:p text:style-name="P2">-----</text:p>
      <text:p text:style-name="P3"><text:tab/>https://github.com/decodewitness</text:p>
      <text:p text:style-name="P1"/>
      <text:p text:style-name="P1"/>
      <text:p text:style-name="P1">-----</text:p>
      <text:p text:style-name="P5"><text:span text:style-name="T4">Introduction</text:span>:</text:p>
      <text:p text:style-name="P5">-----</text:p>
      <text:p text:style-name="P5"/>
      <text:p text:style-name="P5">BBCKUP27 is a tiny lightweight backup program for operating systems running on a Linux Kernel.</text:p>
      <text:p text:style-name="P5">The idea is to have a simple lightweight mechanism to easily backup and archive files, from SOURCE (directory) to the DESTINATION (directory).</text:p>
      <text:p text:style-name="P5">You can initiate a trial run first with the <text:span text:style-name="T1">-t</text:span> option, this way you can see what the program does before actually backing up. Using <text:span text:style-name="T1">-t</text:span><text:span text:style-name="T2"> the program will</text:span> go through all the checks, and shows you what it will do, without backing up.</text:p>
      <text:p text:style-name="P5"/>
      <text:p text:style-name="P5">BBCKUP27 comes supplied in a Debian archive you can download at the website.</text:p>
      <text:p text:style-name="P5"/>
      <text:p text:style-name="P5">On the website you can download the program, as well as the manual.</text:p>
      <text:p text:style-name="P5"/>
      <text:p text:style-name="P5"/>
      <text:p text:style-name="P5"/>
      <text:p text:style-name="P10">-----</text:p>
      <text:p text:style-name="P1"><text:span text:style-name="T4">Running the program</text:span>:</text:p>
      <text:p text:style-name="P1">-----</text:p>
      <text:p text:style-name="P1"/>
      <text:p text:style-name="P1">$ bbckup27 &lt;OPTIONS&gt; &lt;SOURCE&gt; &lt;DESTINATION&gt;</text:p>
      <text:p text:style-name="P1"/>
      <text:p text:style-name="P1">-----</text:p>
      <text:p text:style-name="P1"><text:span text:style-name="T4">Example</text:span>:</text:p>
      <text:p text:style-name="P1">-----</text:p>
      <text:p text:style-name="P1"/>
      <text:p text:style-name="P1">$ ./bbckup27 -t /<text:span text:style-name="T1">hom</text:span>e/username/Documents /<text:span text:style-name="T1">home</text:span><text:span text:style-name="T2">/username/Downloads</text:span></text:p>
      <text:p text:style-name="P8"/>
      <text:p text:style-name="P8">*** This command will backup the Documents directory to the user’s Downloads directory.</text:p>
      <text:p text:style-name="P8"/>
      <text:p text:style-name="P8"/>
      <text:p text:style-name="P1">-----</text:p>
      <text:p text:style-name="P9">Accessing help function:</text:p>
      <text:p text:style-name="P1">-----</text:p>
      <text:p text:style-name="P1"/>
      <text:p text:style-name="P1">$ ./bbckup27 -h</text:p>
      <text:p text:style-name="P1"/>
      <text:p text:style-name="P4">or</text:p>
      <text:p text:style-name="P4"/>
      <text:p text:style-name="P4">$ ./bbckup27 -?</text:p>
      <text:p text:style-name="P1"/>
      <text:p text:style-name="P10">-----</text:p>
      <text:p text:style-name="P1"><text:span text:style-name="T4">Help output</text:span>:</text:p>
      <text:p text:style-name="P1">-----</text:p>
      <text:p text:style-name="P1"><text:s/></text:p>
      <text:p text:style-name="P1">//</text:p>
      <text:p text:style-name="P1">// <text:s/>*** bbckup27 v.0.1-1 (beta) ***</text:p>
      <text:p text:style-name="P1">// <text:s text:c="3"/>-----</text:p>
      <text:p text:style-name="P1">// </text:p>
      <text:p text:style-name="P1">// - ARGUMENTS: 2</text:p>
      <text:p text:style-name="P1">// </text:p>
      <text:p text:style-name="P1">// -----</text:p>
      <text:p text:style-name="P1">// </text:p>
      <text:p text:style-name="P1">// <text:tab/>Usage:</text:p>
      <text:p text:style-name="P1">// </text:p>
      <text:p text:style-name="P1">// <text:tab/>bbckup27 -[option 1] -[option 2] &lt;SOURCE&gt; &lt;DESTINATION&gt;</text:p>
      <text:p text:style-name="P1">// </text:p>
      <text:p text:style-name="P1">// (Specify &lt;SOURCE&gt; first)</text:p>
      <text:p text:style-name="P1">// </text:p>
      <text:p text:style-name="P1">// <text:tab/>Switches:</text:p>
      <text:p text:style-name="P1">// </text:p>
      <text:p text:style-name="P1">// <text:tab/>-v = VERBOSE</text:p>
      <text:p text:style-name="P1">// <text:tab/>-l = ENABLE LOGGING</text:p>
      <text:p text:style-name="P1">// <text:tab/>-t = SIMULATE TEST RUN (NOT ACTUALLY BACK UP)</text:p>
      <text:p text:style-name="P1">// <text:tab/>-d = DEBUG MODE</text:p>
      <text:p text:style-name="P1">//<text:tab/>-<text:span text:style-name="T5">r = READ LICENSE</text:span></text:p>
      <text:p text:style-name="P1">// </text:p>
      <text:p text:style-name="P1">// -----</text:p>
      <text:p text:style-name="P1">// Copyright (C)(2020) bbckup27</text:p>
      <text:p text:style-name="P1">//</text:p>
      <text:p text:style-name="P1"/>
      <text:p text:style-name="P1"/>
      <text:p text:style-name="P1"/>
      <text:p text:style-name="P10"/>
      <text:p text:style-name="P1"/>
      <text:p text:style-name="P1"/>
      <text:p text:style-name="P7">END.</text:p>
      <text:p text:style-name="P1">// <text:span text:style-name="T3">eo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7T03:27:37.453680135</meta:creation-date>
    <meta:generator>LibreOffice/7.0.4.2$Linux_X86_64 LibreOffice_project/00$Build-2</meta:generator>
    <dc:date>2021-07-02T17:08:21.581752278</dc:date>
    <meta:editing-duration>PT46M27S</meta:editing-duration>
    <meta:editing-cycles>13</meta:editing-cycles>
    <meta:document-statistic meta:table-count="0" meta:image-count="0" meta:object-count="0" meta:page-count="4" meta:paragraph-count="68" meta:word-count="263" meta:character-count="1554" meta:non-whitespace-character-count="1335"/>
  </office:meta>
</office:document-meta>
</file>